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2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75.93pt" svg:y="23.92pt">
            <loext:p draw:notify-on-update-of-ranges="Sheet1.B5:Sheet1.B15 Sheet1.E5:Sheet1.E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76.7pt" svg:y="305.49pt">
            <loext:p draw:notify-on-update-of-ranges="Sheet1.B18:Sheet1.B28 Sheet1.E18:Sheet1.E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ce3"/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Euclid</text:p>
          </table:table-cell>
          <table:table-cell table:style-name="ce1" office:value-type="string" calcext:value-type="string">
            <text:p>CPU[s]</text:p>
          </table:table-cell>
          <table:table-cell table:style-name="ce1" office:value-type="string" calcext:value-type="string">
            <text:p>Elapsed[s]</text:p>
          </table:table-cell>
          <table:table-cell table:style-name="ce1" office:value-type="string" calcext:value-type="string">
            <text:p>Speedup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.540871" calcext:value-type="float">
            <text:p>34.541</text:p>
          </table:table-cell>
          <table:table-cell office:value-type="float" office:value="34.547539" calcext:value-type="float">
            <text:p>34.548</text:p>
          </table:table-cell>
          <table:table-cell table:formula="of:=[.$D$5]/[.D5]" office:value-type="float" office:value="1" calcext:value-type="float">
            <text:p>1.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6.10125" calcext:value-type="float">
            <text:p>36.101</text:p>
          </table:table-cell>
          <table:table-cell office:value-type="float" office:value="36.154964" calcext:value-type="float">
            <text:p>36.155</text:p>
          </table:table-cell>
          <table:table-cell table:formula="of:=[.$D$5]/[.D6]" office:value-type="float" office:value="0.955540683154877" calcext:value-type="float">
            <text:p>0.95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6.751232" calcext:value-type="float">
            <text:p>36.751</text:p>
          </table:table-cell>
          <table:table-cell office:value-type="float" office:value="19.120859" calcext:value-type="float">
            <text:p>19.121</text:p>
          </table:table-cell>
          <table:table-cell table:formula="of:=[.$D$5]/[.D7]" office:value-type="float" office:value="1.80679848117702" calcext:value-type="float">
            <text:p>1.80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3.520901" calcext:value-type="float">
            <text:p>53.521</text:p>
          </table:table-cell>
          <table:table-cell office:value-type="float" office:value="20.742949" calcext:value-type="float">
            <text:p>20.743</text:p>
          </table:table-cell>
          <table:table-cell table:formula="of:=[.$D$5]/[.D8]" office:value-type="float" office:value="1.66550759007314" calcext:value-type="float">
            <text:p>1.66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6.110134" calcext:value-type="float">
            <text:p>56.110</text:p>
          </table:table-cell>
          <table:table-cell office:value-type="float" office:value="17.955654" calcext:value-type="float">
            <text:p>17.956</text:p>
          </table:table-cell>
          <table:table-cell table:formula="of:=[.$D$5]/[.D9]" office:value-type="float" office:value="1.92404793498471" calcext:value-type="float">
            <text:p>1.92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1.74847" calcext:value-type="float">
            <text:p>51.748</text:p>
          </table:table-cell>
          <table:table-cell office:value-type="float" office:value="17.870117" calcext:value-type="float">
            <text:p>17.870</text:p>
          </table:table-cell>
          <table:table-cell table:formula="of:=[.$D$5]/[.D10]" office:value-type="float" office:value="1.93325757184466" calcext:value-type="float">
            <text:p>1.9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6.745159" calcext:value-type="float">
            <text:p>56.745</text:p>
          </table:table-cell>
          <table:table-cell office:value-type="float" office:value="17.957767" calcext:value-type="float">
            <text:p>17.958</text:p>
          </table:table-cell>
          <table:table-cell table:formula="of:=[.$D$5]/[.D11]" office:value-type="float" office:value="1.92382154195452" calcext:value-type="float">
            <text:p>1.92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.394142" calcext:value-type="float">
            <text:p>54.394</text:p>
          </table:table-cell>
          <table:table-cell office:value-type="float" office:value="19.328556" calcext:value-type="float">
            <text:p>19.329</text:p>
          </table:table-cell>
          <table:table-cell table:formula="of:=[.$D$5]/[.D12]" office:value-type="float" office:value="1.78738334100075" calcext:value-type="float">
            <text:p>1.78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5.071545" calcext:value-type="float">
            <text:p>55.072</text:p>
          </table:table-cell>
          <table:table-cell office:value-type="float" office:value="17.295862" calcext:value-type="float">
            <text:p>17.296</text:p>
          </table:table-cell>
          <table:table-cell table:formula="of:=[.$D$5]/[.D13]" office:value-type="float" office:value="1.99744534270683" calcext:value-type="float">
            <text:p>1.99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8.174713" calcext:value-type="float">
            <text:p>58.175</text:p>
          </table:table-cell>
          <table:table-cell office:value-type="float" office:value="18.328756" calcext:value-type="float">
            <text:p>18.329</text:p>
          </table:table-cell>
          <table:table-cell table:formula="of:=[.$D$5]/[.D14]" office:value-type="float" office:value="1.88488182176685" calcext:value-type="float">
            <text:p>1.88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9.083965" calcext:value-type="float">
            <text:p>59.084</text:p>
          </table:table-cell>
          <table:table-cell office:value-type="float" office:value="21.091724" calcext:value-type="float">
            <text:p>21.092</text:p>
          </table:table-cell>
          <table:table-cell table:formula="of:=[.$D$5]/[.D15]" office:value-type="float" office:value="1.6379665787396" calcext:value-type="float">
            <text:p>1.638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Gapa</text:p>
          </table:table-cell>
          <table:table-cell table:style-name="ce1" office:value-type="string" calcext:value-type="string">
            <text:p>CPU[s]</text:p>
          </table:table-cell>
          <table:table-cell table:style-name="ce1" office:value-type="string" calcext:value-type="string">
            <text:p>Elapsed[s]</text:p>
          </table:table-cell>
          <table:table-cell table:style-name="ce1" office:value-type="string" calcext:value-type="string">
            <text:p>Speedup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4.677673" calcext:value-type="float">
            <text:p>114.678</text:p>
          </table:table-cell>
          <table:table-cell office:value-type="float" office:value="114.696312" calcext:value-type="float">
            <text:p>114.696</text:p>
          </table:table-cell>
          <table:table-cell table:formula="of:=[.$D$18]/[.D18]" office:value-type="float" office:value="1" calcext:value-type="float">
            <text:p>1.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6.237633" calcext:value-type="float">
            <text:p>116.238</text:p>
          </table:table-cell>
          <table:table-cell office:value-type="float" office:value="117.558762" calcext:value-type="float">
            <text:p>117.559</text:p>
          </table:table-cell>
          <table:table-cell table:formula="of:=[.$D$18]/[.D19]" office:value-type="float" office:value="0.975650900440752" calcext:value-type="float">
            <text:p>0.97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5.566833" calcext:value-type="float">
            <text:p>125.567</text:p>
          </table:table-cell>
          <table:table-cell office:value-type="float" office:value="65.825569" calcext:value-type="float">
            <text:p>65.826</text:p>
          </table:table-cell>
          <table:table-cell table:formula="of:=[.$D$18]/[.D20]" office:value-type="float" office:value="1.7424279613899" calcext:value-type="float">
            <text:p>1.74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0.371246" calcext:value-type="float">
            <text:p>160.371</text:p>
          </table:table-cell>
          <table:table-cell office:value-type="float" office:value="63.688" calcext:value-type="float">
            <text:p>63.688</text:p>
          </table:table-cell>
          <table:table-cell table:formula="of:=[.$D$18]/[.D21]" office:value-type="float" office:value="1.8009093078759" calcext:value-type="float">
            <text:p>1.80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6.528671" calcext:value-type="float">
            <text:p>186.529</text:p>
          </table:table-cell>
          <table:table-cell office:value-type="float" office:value="63.313999" calcext:value-type="float">
            <text:p>63.314</text:p>
          </table:table-cell>
          <table:table-cell table:formula="of:=[.$D$18]/[.D22]" office:value-type="float" office:value="1.81154742729171" calcext:value-type="float">
            <text:p>1.81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84.574875" calcext:value-type="float">
            <text:p>184.575</text:p>
          </table:table-cell>
          <table:table-cell office:value-type="float" office:value="60.638729" calcext:value-type="float">
            <text:p>60.639</text:p>
          </table:table-cell>
          <table:table-cell table:formula="of:=[.$D$18]/[.D23]" office:value-type="float" office:value="1.89146959198304" calcext:value-type="float">
            <text:p>1.89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2.403046" calcext:value-type="float">
            <text:p>192.403</text:p>
          </table:table-cell>
          <table:table-cell office:value-type="float" office:value="61.366184" calcext:value-type="float">
            <text:p>61.366</text:p>
          </table:table-cell>
          <table:table-cell table:formula="of:=[.$D$18]/[.D24]" office:value-type="float" office:value="1.8690474871307" calcext:value-type="float">
            <text:p>1.86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4.217865" calcext:value-type="float">
            <text:p>194.218</text:p>
          </table:table-cell>
          <table:table-cell office:value-type="float" office:value="59.860538" calcext:value-type="float">
            <text:p>59.861</text:p>
          </table:table-cell>
          <table:table-cell table:formula="of:=[.$D$18]/[.D25]" office:value-type="float" office:value="1.91605882326016" calcext:value-type="float">
            <text:p>1.91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6.082092" calcext:value-type="float">
            <text:p>196.082</text:p>
          </table:table-cell>
          <table:table-cell office:value-type="float" office:value="60.680695" calcext:value-type="float">
            <text:p>60.681</text:p>
          </table:table-cell>
          <table:table-cell table:formula="of:=[.$D$18]/[.D26]" office:value-type="float" office:value="1.89016147557308" calcext:value-type="float">
            <text:p>1.89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6.667252" calcext:value-type="float">
            <text:p>196.667</text:p>
          </table:table-cell>
          <table:table-cell office:value-type="float" office:value="63.88467" calcext:value-type="float">
            <text:p>63.885</text:p>
          </table:table-cell>
          <table:table-cell table:formula="of:=[.$D$18]/[.D27]" office:value-type="float" office:value="1.795365179158" calcext:value-type="float">
            <text:p>1.79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5.23111" calcext:value-type="float">
            <text:p>195.231</text:p>
          </table:table-cell>
          <table:table-cell office:value-type="float" office:value="57.556847" calcext:value-type="float">
            <text:p>57.557</text:p>
          </table:table-cell>
          <table:table-cell table:formula="of:=[.$D$18]/[.D28]" office:value-type="float" office:value="1.99274835190329" calcext:value-type="float">
            <text:p>1.9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0:38:00.219868744</meta:creation-date>
    <dc:date>2019-01-03T11:53:23.845508134</dc:date>
    <meta:editing-duration>PT54M53S</meta:editing-duration>
    <meta:editing-cycles>1</meta:editing-cycles>
    <meta:document-statistic meta:table-count="1" meta:cell-count="96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B5:Sheet1.B15 Sheet1.E5:Sheet1.E15" chart:data-source-has-labels="column" svg:x="0.32cm" svg:y="0.18cm" svg:width="15.36cm" svg:height="8.64cm">
          <chartooo:coordinate-region svg:x="1.418cm" svg:y="0.379cm" svg:width="14.076cm" svg:height="7.794cm"/>
          <chart:axis chart:dimension="x" chart:name="primary-x" chart:style-name="ch3" chartooo:axis-type="auto">
            <chartooo:date-scale/>
            <chart:categories table:cell-range-address="Sheet1.B5:Sheet1.B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5:Sheet1.E15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5:Sheet1.B15</svg:desc>
                </draw:g>
              </table:table-cell>
              <table:table-cell office:value-type="float" office:value="1">
                <text:p>1</text:p>
                <draw:g>
                  <svg:desc>Sheet1.E5:Sheet1.E1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55540683154877">
                <text:p>0.9555406831548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0679848117702">
                <text:p>1.806798481177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66550759007314">
                <text:p>1.665507590073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92404793498471">
                <text:p>1.924047934984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93325757184466">
                <text:p>1.9332575718446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92382154195452">
                <text:p>1.9238215419545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78738334100075">
                <text:p>1.787383341000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99744534270683">
                <text:p>1.997445342706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88488182176685">
                <text:p>1.884881821766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379665787396">
                <text:p>1.63796657873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B18:Sheet1.B28 Sheet1.E18:Sheet1.E28" chart:data-source-has-labels="column" svg:x="0.32cm" svg:y="0.18cm" svg:width="15.36cm" svg:height="8.64cm">
          <chartooo:coordinate-region svg:x="1.418cm" svg:y="0.379cm" svg:width="14.076cm" svg:height="7.794cm"/>
          <chart:axis chart:dimension="x" chart:name="primary-x" chart:style-name="ch3" chartooo:axis-type="auto">
            <chartooo:date-scale/>
            <chart:categories table:cell-range-address="Sheet1.B18:Sheet1.B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18:Sheet1.E28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18:Sheet1.B28</svg:desc>
                </draw:g>
              </table:table-cell>
              <table:table-cell office:value-type="float" office:value="1">
                <text:p>1</text:p>
                <draw:g>
                  <svg:desc>Sheet1.E18:Sheet1.E2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75650900440752">
                <text:p>0.9756509004407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7424279613899">
                <text:p>1.742427961389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8009093078759">
                <text:p>1.800909307875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81154742729171">
                <text:p>1.811547427291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89146959198304">
                <text:p>1.8914695919830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8690474871307">
                <text:p>1.86904748713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91605882326016">
                <text:p>1.916058823260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89016147557308">
                <text:p>1.890161475573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795365179158">
                <text:p>1.7953651791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99274835190329">
                <text:p>1.992748351903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